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1ff1" officeooo:paragraph-rsid="00131ff1"/>
    </style:style>
    <style:style style:name="P2" style:family="paragraph" style:parent-style-name="Standard">
      <style:text-properties officeooo:rsid="00131ff1" officeooo:paragraph-rsid="001437bf"/>
    </style:style>
    <style:style style:name="P3" style:family="paragraph" style:parent-style-name="Standard">
      <style:text-properties officeooo:rsid="001437bf" officeooo:paragraph-rsid="001437bf"/>
    </style:style>
    <style:style style:name="P4" style:family="paragraph" style:parent-style-name="Standard">
      <style:text-properties officeooo:rsid="00157c62" officeooo:paragraph-rsid="00157c62"/>
    </style:style>
    <style:style style:name="P5" style:family="paragraph" style:parent-style-name="Standard">
      <style:text-properties officeooo:rsid="00169210" officeooo:paragraph-rsid="00169210"/>
    </style:style>
    <style:style style:name="T1" style:family="text">
      <style:text-properties officeooo:rsid="001437bf"/>
    </style:style>
    <style:style style:name="T2" style:family="text">
      <style:text-properties officeooo:rsid="00157272"/>
    </style:style>
    <style:style style:name="T3" style:family="text">
      <style:text-properties officeooo:rsid="001692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облема старения очень сложная. Пока никто с хоть какой-то уверенностью не может сказать, будет она решена или нет.</text:p>
      <text:p text:style-name="P1">Обри ди Грей предлагает не разбираться фундаментально, а научиться чинить неполадки в организме по мере возникновения.</text:p>
      <text:p text:style-name="P1">На старение можно смотреть по-разному. Хочется видеть, что это непрерывный процесс, и уметь понимать его механизмы. Поэтому смотреть только на возраст сам по себе или только на внешние проявления (седина, проблемы с памятью, физическая слабость, дряблость и дряхлость тела) некорректно. </text:p>
      <text:p text:style-name="P1">Организм – сложнейшая система с оргомным количеством подсистем разных уровней, причем уровней много и компонентов в системах много. На каждом уровне и в каждой системе старение некоторым образом по-своему проявляется. Старение – это десятки разных взаимозависимых механизмов. Соответственно, существуют десятки научных теорий старения, ученых, которые их поддерживают, и теорий борьбы со старением. Таким образом, некоррекно говорить об одном лекарстве от старения. Это должно быть комплексное воздействие на организм.</text:p>
      <text:p text:style-name="P2"><text:span text:style-name="T1">Другой аспект старения – накопление генетических мутаций. При каждом делении клетки происходит копирование молекулы ДНК, и в этом копировании, пусть очень редко, но неизбежно возникают ошибки, количество которых накапливается с течением жизни. Чем больше ошибок, тем больше вероятность вырождения клетки в раковую. Стоит отметить, что процесс возникновения и накопления ошибок в ДНК</text:span> <text:span text:style-name="T1">начинается сразу же после слияния родительских половых клеток и образования зиготы. Таким образом, все клетки в нашем организме имеют немного разные ДНК.</text:span></text:p>
      <text:p text:style-name="P5">Старение еще не признано заболеванием само по себе; медицина рассматривает и учится лечить заболевания, вызываемые старостью. Возможно, когда-нибудь старение само по себе признают болезнью, и можно будет легче получать гранты на борьбу с ним.</text:p>
      <text:p text:style-name="P2">В каждый момент времени, имея данные о распределени населения по возрастам, дать оценку вероятности для человека определенного возраста умереть в течение ближайшего года. Если это проделать, то можно заметить, что с возрастом вероятность смерти в течение года от естественных причин увеличивается. Это и можно понимать как феномен старения. </text:p>
      <text:p text:style-name="P3">Кривая смертности, получаемая в результате, хорошо моделируется для возрастов 20-70 лет зависимостью Ae^{rt} + С, где А, r, C – некоторые парамерты, зависящие от конкретной популяции. С – смертность, не зависящая от возраста, в последнее время была понижена засчет повышения уровня жизни, а первое слагаемое – зависящая от возраста смертность. </text:p>
      <text:p text:style-name="P3">Если посмотреть на реальные графики, то можно увидеть, что на участке 0-20 лет кривая имеет вид параболы, то есть начинает со снижения, достигает минимума около 9 лет и затем начинает расти и приближается к вышеуказанной формуле. <text:span text:style-name="T2">То есть смертность младенцев примерно соответствует смертности 60-летних, потом в течение детсва смертность снижается. Это можно объяснить тем, что непригодные для жизни мутации убивают своих носителей достаточно быстро, затем ребенок обретает некоторую сознательность и с меньшей вероятностью попадает в нелепые несчастные случаи. Однако этот феномен более сложен и в нескольких предложениях его не объяснить. </text:span></text:p>
      <text:p text:style-name="P4">Что отличает организмы, которые живут долго? Есть несколько возможных черт, всеми из которых, однако, не обладает никто. А именно, большой размер, умение прятаться от хищников, обитание в холодных условиях, механизмы борьбы с раковыми опухолями, <text:span text:style-name="T3">длинное детство.</text:span> <text:span text:style-name="T3">Исследование организмов с большой максимальной или средней продолжительностью жизни может помочь понять ответ на вопрос, является ли старение неотъемлемым свойством любой живой системы. </text:span></text:p>
      <text:p text:style-name="P5">Если посмотреть на кривые смертности, выживаемости и фертильности для разных организмов, то они могут выглядеть по-разному. У некоторых вероятность умереть в ближайший год не повышается, а фертильность не снижается, в отличие от людей.</text:p>
      <text:p text:style-name="P5"><text:soft-page-break/>Пренебрежимое старение – это состояние организма, при котором его вероятность умереть в ближайшее время не растет, фертильность не падает, и не появляются зависящие от возраста заболевания, мешающие функционированию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4T20:45:30.897318263</meta:creation-date>
    <dc:date>2020-08-14T21:45:10.953828154</dc:date>
    <meta:editing-duration>PT16M5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12" meta:word-count="551" meta:character-count="4043" meta:non-whitespace-character-count="3492"/>
  </office:meta>
</office:document-meta>
</file>